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style:style style:name="P3" style:family="paragraph" style:parent-style-name="Standard" style:list-style-name="L2"/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size="18pt" style:font-size-asian="18pt" style:font-size-complex="18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3">Assignment of 10 words and Five sentences</text:span></text:p>
      <text:p text:style-name="Standard"/>
      <text:p text:style-name="Standard"/>
      <text:list xml:id="list2022587136061528380" text:style-name="L1">
        <text:list-item>
          <text:list>
            <text:list-item>
              <text:list>
                <text:list-header>
                  <text:p text:style-name="P2"><text:s/>1. Art<text:tab/><text:tab/>2. Ask<text:tab/><text:tab/>3. Attain<text:tab/><text:tab/>4. Back</text:p>
                  <text:p text:style-name="P2">5. Before<text:tab/><text:tab/>6. Balance<text:tab/><text:tab/>7. academic<text:tab/><text:tab/>8. boundary</text:p>
                  <text:p text:style-name="P2">9. Borrow<text:tab/><text:tab/>10. characteristic</text:p>
                </text:list-header>
              </text:list>
            </text:list-item>
          </text:list>
        </text:list-item>
      </text:list>
      <text:p text:style-name="P1"/>
      <text:p text:style-name="P1"/>
      <text:p text:style-name="P1"/>
      <text:p text:style-name="P1"><text:span text:style-name="T7">Sentences</text:span><text:span text:style-name="T6">:</text:span> </text:p>
      <text:list xml:id="list4645126003517935682" text:style-name="L2">
        <text:list-item>
          <text:list>
            <text:list-item>
              <text:list>
                <text:list-item>
                  <text:p text:style-name="P3"><text:span text:style-name="T2">Academic</text:span><text:span text:style-name="T1">: Shaheen college accept student with an academically strong background.</text:span></text:p>
                </text:list-item>
                <text:list-item>
                  <text:p text:style-name="P3"><text:span text:style-name="T2">Boundary</text:span><text:span text:style-name="T1">: it is important to draw boundaries with friends and relevant.</text:span></text:p>
                </text:list-item>
                <text:list-item>
                  <text:p text:style-name="P3"><text:span text:style-name="T2">Dailogue</text:span><text:span text:style-name="T1">: the counselor tried to initiat a dialogue between the fighting couple.</text:span></text:p>
                </text:list-item>
                <text:list-item>
                  <text:p text:style-name="P3"><text:span text:style-name="T2">Generate</text:span><text:span text:style-name="T1">: the boss asked her interns to generate ideas for her new project.</text:span></text:p>
                </text:list-item>
                <text:list-item>
                  <text:p text:style-name="P3"><text:span text:style-name="T2">Highlight</text:span><text:span text:style-name="T1">: the report highlighted the various discrepancies in finanse. <text:tab/><text:tab/><text:tab/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5M45S</meta:editing-duration>
    <meta:editing-cycles>12</meta:editing-cycles>
    <meta:generator>OpenOffice/4.1.11$Win32 OpenOffice.org_project/4111m1$Build-9808</meta:generator>
    <dc:date>2023-03-27T09:31:39.54</dc:date>
    <dc:creator>yasir shahzad</dc:creator>
    <meta:document-statistic meta:table-count="0" meta:image-count="0" meta:object-count="0" meta:page-count="1" meta:paragraph-count="10" meta:word-count="88" meta:character-count="557"/>
    <meta:user-defined meta:name="Info 1"/>
    <meta:user-defined meta:name="Info 2"/>
    <meta:user-defined meta:name="Info 3"/>
    <meta:user-defined meta:name="Info 4"/>
  </office:meta>
</office:document-meta>
</file>